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4.36cm"/>
    </style:style>
    <style:style style:name="co16" style:family="table-column">
      <style:table-column-properties fo:break-before="auto" style:column-width="2.418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2.39cm"/>
    </style:style>
    <style:style style:name="co19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5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office:value-type="string">
            <text:p>P_CLEAR_MANAGER</text:p>
          </table:table-cell>
          <table:table-cell office:value-type="string">
            <text:p>P_CLEAR_ACC</text:p>
          </table:table-cell>
          <table:table-cell table:number-columns-repeated="4"/>
          <table:table-cell office:value-type="string">
            <text:p>DDL</text:p>
          </table:table-cell>
        </table:table-row>
        <table:table-row table:style-name="ro1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4"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);</text:p>
          </table:table-cell>
        </table:table-row>
        <table:table-row table:style-name="ro1">
          <table:table-cell office:value-type="string">
            <text:p>Cofnij</text:p>
          </table:table-cell>
          <table:table-cell office:value-type="string">
            <text:p>Cofnięcie artyku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4"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);&quot;;&quot;&quot;)" office:value-type="string" office:string-value="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);">
            <text:p>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);</text:p>
          </table:table-cell>
        </table:table-row>
        <table:table-row table:style-name="ro1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4"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);</text:p>
          </table:table-cell>
        </table:table-row>
        <table:table-row table:style-name="ro1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);</text:p>
          </table:table-cell>
        </table:table-row>
        <table:table-row table:style-name="ro1">
          <table:table-cell office:value-type="string">
            <text:p>Przekaż do zarządzającego</text:p>
          </table:table-cell>
          <table:table-cell office:value-type="string">
            <text:p>Przekazanie do zarządzającego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PM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);&quot;;&quot;&quot;)" office:value-type="string" office:string-value="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);">
            <text:p>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);</text:p>
          </table:table-cell>
        </table:table-row>
        <table:table-row table:style-name="ro1">
          <table:table-cell office:value-type="string">
            <text:p>Cofnij</text:p>
          </table:table-cell>
          <table:table-cell office:value-type="string">
            <text:p>Cofnięcie przez zarządzaja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RE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4"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);&quot;;&quot;&quot;)" office:value-type="string" office:string-value="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);">
            <text:p>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);</text:p>
          </table:table-cell>
        </table:table-row>
        <table:table-row table:style-name="ro1">
          <table:table-cell office:value-type="string">
            <text:p>Przyjmij</text:p>
          </table:table-cell>
          <table:table-cell office:value-type="string">
            <text:p>Przyjęcie przez zarządzają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M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number-columns-repeated="4"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);&quot;;&quot;&quot;)" office:value-type="string" office:string-value="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);">
            <text:p>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);</text:p>
          </table:table-cell>
        </table:table-row>
        <table:table-row table:style-name="ro1">
          <table:table-cell table:number-columns-repeated="2" office:value-type="string">
            <text:p>Przekaż do recenzji</text:p>
          </table:table-cell>
          <table:table-cell office:value-type="string">
            <text:p>ARTICLE_MANAGER</text:p>
          </table:table-cell>
          <table:table-cell office:value-type="string">
            <text:p>MNG</text:p>
          </table:table-cell>
          <table:table-cell office:value-type="string">
            <text:p>PACC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4"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);&quot;;&quot;&quot;)" office:value-type="string" office:string-value="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);">
            <text:p>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);</text:p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,&quot;&amp;[.$L$1]&amp;&quot;=&gt;'&quot;&amp;[.L24]&amp;&quot;',&quot;&amp;[.$M$1]&amp;&quot;=&gt;'&quot;&amp;[.M2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2"/>
          <table:table-cell office:value-type="string">
            <text:p>ADD_ACC_VER</text:p>
          </table:table-cell>
          <table:table-cell table:number-columns-repeated="4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TO_PRINT</text:p>
          </table:table-cell>
          <table:table-cell office:value-type="string">
            <text:p>Gotowy do wydruku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RINTED</text:p>
          </table:table-cell>
          <table:table-cell office:value-type="string">
            <text:p>Wydrukowany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_IMPR</text:p>
          </table:table-cell>
          <table:table-cell office:value-type="string">
            <text:p>Cofnięty do popraw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.02.2016</text:date>, <text:time>20:35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20:35:55.92</dc:date>
    <meta:editing-duration>PT5H30M</meta:editing-duration>
    <meta:editing-cycles>16</meta:editing-cycles>
    <meta:generator>OpenOffice/4.1.2$Win32 OpenOffice.org_project/412m3$Build-9782</meta:generator>
    <meta:document-statistic meta:table-count="3" meta:cell-count="1963" meta:object-count="0"/>
  </office:meta>
</office:document-meta>
</file>